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09-27" calcext:value-type="date">
            <text:p>27/09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12-23" calcext:value-type="date">
            <text:p>23/12/2024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2])" office:value-type="float" office:value="1650" calcext:value-type="float">
            <text:p>1.6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6.502209989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6.5043023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1:36.865710148</dc:date>
    <dc:language>pt-PT</dc:language>
    <meta:editing-cycles>570</meta:editing-cycles>
    <meta:editing-duration>P1DT7H33M51S</meta:editing-duration>
    <meta:document-statistic meta:table-count="1" meta:cell-count="78" meta:object-count="0"/>
    <meta:user-defined meta:name="Info 0"/>
    <meta:user-defined meta:name="Info 1"/>
    <meta:user-defined meta:name="Info 2"/>
    <meta:user-defined meta:name="Info 3"/>
  </office:meta>
</office:document-meta>
</file>